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</style:style>
    <style:style style:name="P2" style:parent-style-name="Lijstalinea" style:list-style-name="LFO1" style:family="paragraph"/>
    <style:style style:name="P3" style:parent-style-name="Lijstalinea" style:list-style-name="LFO1" style:family="paragraph"/>
    <style:style style:name="P4" style:parent-style-name="Lijstalinea" style:list-style-name="LFO1" style:family="paragraph"/>
    <style:style style:name="P5" style:parent-style-name="Lijstalinea" style:list-style-name="LFO1" style:family="paragraph"/>
    <style:style style:name="P6" style:parent-style-name="Lijstalinea" style:list-style-name="LFO1" style:family="paragraph"/>
    <style:style style:name="P7" style:parent-style-name="Lijstalinea" style:list-style-name="LFO2" style:family="paragraph"/>
    <style:style style:name="P8" style:parent-style-name="Lijstalinea" style:list-style-name="LFO2" style:family="paragraph"/>
    <style:style style:name="P9" style:parent-style-name="Lijstalinea" style:list-style-name="LFO2" style:family="paragraph"/>
    <style:style style:name="P10" style:parent-style-name="Lijstalinea" style:list-style-name="LFO2" style:family="paragraph"/>
    <style:style style:name="P11" style:parent-style-name="Lijstalinea" style:list-style-name="LFO2" style:family="paragraph"/>
    <style:style style:name="P12" style:parent-style-name="Lijstalinea" style:list-style-name="LFO2" style:family="paragraph"/>
    <style:style style:name="P13" style:parent-style-name="Lijstalinea" style:list-style-name="LFO2" style:family="paragraph"/>
    <style:style style:name="P14" style:parent-style-name="Lijstalinea" style:list-style-name="LFO2" style:family="paragraph"/>
    <style:style style:name="P15" style:parent-style-name="Standaard" style:family="paragraph">
      <style:paragraph-properties fo:text-indent="0.4916in"/>
    </style:style>
    <style:style style:name="P16" style:parent-style-name="Lijstalinea" style:list-style-name="LFO1" style:family="paragraph"/>
    <style:style style:name="P17" style:parent-style-name="Lijstalinea" style:list-style-name="LFO1" style:family="paragraph"/>
    <style:style style:name="P18" style:parent-style-name="Lijstalinea" style:list-style-name="LFO1" style:family="paragraph"/>
    <style:style style:name="P19" style:parent-style-name="Lijstalinea" style:list-style-name="LFO1" style:family="paragraph"/>
  </office:automatic-styles>
  <office:body>
    <office:text text:use-soft-page-breaks="true">
      <text:p text:style-name="P1">Agenda BPEXA met opdrachtgever 15</text:p>
      <text:p text:style-name="Standaard">Datum: 18-01-2022 Locatie: Zoom Tijdstip: 10:00</text:p>
      <text:p text:style-name="Standaard">Opdrachtgever: Evelien Jongepier</text:p>
      <text:p text:style-name="Standaard">Begeleider: Jeroen Pijpe</text:p>
      <text:list text:style-name="LFO1" text:continue-numbering="true">
        <text:list-item>
          <text:p text:style-name="P2">Opening</text:p>
        </text:list-item>
      </text:list>
      <text:p text:style-name="Lijstalinea">Datum: 18-01-2022</text:p>
      <text:p text:style-name="Lijstalinea">Tijd: 10.01u</text:p>
      <text:p text:style-name="Lijstalinea"/>
      <text:p text:style-name="Lijstalinea">Aanwezigen:<text:s/></text:p>
      <text:p text:style-name="Lijstalinea">Chezley van Veen</text:p>
      <text:p text:style-name="Lijstalinea">Selena Impink</text:p>
      <text:p text:style-name="Lijstalinea">Thomas den Hamer (5 minuutjes later)</text:p>
      <text:p text:style-name="Lijstalinea">Evelien Jongepier</text:p>
      <text:p text:style-name="Lijstalinea">Noa van Daatselaar</text:p>
      <text:p text:style-name="Lijstalinea"/>
      <text:p text:style-name="Lijstalinea">Notulist:</text:p>
      <text:p text:style-name="Lijstalinea">Noa van Daatselaar</text:p>
      <text:list text:style-name="LFO1" text:continue-numbering="true">
        <text:list-item>
          <text:p text:style-name="P3">Mededelingen</text:p>
        </text:list-item>
      </text:list>
      <text:p text:style-name="Lijstalinea">Laatste vergadering</text:p>
      <text:list text:style-name="LFO1" text:continue-numbering="true">
        <text:list-item>
          <text:p text:style-name="P4">Extra agendapunten</text:p>
        </text:list-item>
      </text:list>
      <text:p text:style-name="Lijstalinea">x</text:p>
      <text:list text:style-name="LFO1" text:continue-numbering="true">
        <text:list-item>
          <text:p text:style-name="P5">Paper</text:p>
        </text:list-item>
      </text:list>
      <text:p text:style-name="Lijstalinea"><text:a xlink:href="https://www.researchgate.net/figure/De-novo-transcriptome-assembly-and-analysis-workflow_fig2_279835240" office:target-frame-name="_top" xlink:show="replace"><text:span text:style-name="Hyperlink">https://www.researchgate.net/figure/De-novo-transcriptome-assembly-and-analysis-workflow_fig2_279835240</text:span></text:a><text:s/></text:p>
      <text:p text:style-name="Lijstalinea">Eerste kopje van fastqc is<text:s/>de aantal reads<text:s/>berekend. 1 representatief uitkiezen.<text:s/></text:p>
      <text:p text:style-name="Lijstalinea"/>
      <text:p text:style-name="Lijstalinea">Resultaten en discussie samenvoegen<text:s/>in één alinea, maar wel op een manier dat het duidelijk voor Jeroen is.<text:s/>We hebben geen discussie over biologische interpretatie, maar over hoe de pipeline beter kan zijn voor de toekomst.<text:s/>Onze discussie punt in over de resultaten, dat we met een kleine dataset het getest hebben.<text:s/></text:p>
      <text:p text:style-name="Lijstalinea">We gaan een apart kopje discussie maken en daarin beschrijven hoe de pipeline verbeterd kan worden.<text:s/></text:p>
      <text:p text:style-name="Lijstalinea">Assembly is tussenresultaat van pipeline.<text:s/>Triminity_stats.txt<text:s/>ombouwen naar tabel en in tekst verwerken.<text:s/>Contigs met count in<text:s/>een<text:s/>tabel<text:s/>weergeven en de mediaan uitschrijven, zodat de statistiek<text:s/>in<text:s/>besproken wordt.</text:p>
      <text:p text:style-name="Lijstalinea">We moeten de aantal genen<text:s/>aangeven, want dat laat zien dat we een kleine dataset hebben. Hierdoor is het logisch dat we weinig DGE hebben.<text:s/><text:s/><text:s/></text:p>
      <text:p text:style-name="Lijstalinea">Verwachting<text:s/>van de<text:s/>dendogram<text:s/>is dat de<text:s/>meeste rode en blauwen samen clusteren, maar de gele en paarse kleuren<text:s/>clusteren niet<text:s/>hetzelfde.<text:s/>Dat is wel zo bij het histogram.<text:s/>Evelien gaat naar de tabellen kijken. Beschrijven wat het figuur betekend.<text:s/></text:p>
      <text:p text:style-name="Lijstalinea">Benoemen logfold change 1 is hetzelfde<text:s/>gen. Boven 1 betekend grotere expressie. Benoemen wat A en B is. Hebben we niet twee dezelfde MA<text:s/>en PCA<text:s/>plots gebruikt?<text:s/>Volcano plot is PCA plot.<text:s/>Resultaat<text:s/>interpreteren.<text:s/></text:p>
      <text:p text:style-name="Lijstalinea">Bio-informatica<text:s/>is<text:s/>voor<text:s/>dit<text:s/>onderzoek, geen alternatief.<text:s/></text:p>
      <text:p text:style-name="Lijstalinea">Discussie doet niet recht,<text:s/>kwaliteit<text:s/>niet in conclusie. Positief formuleren.<text:s/></text:p>
      <text:soft-page-break/>
      <text:p text:style-name="Lijstalinea">Meer samenvatting schrijven ipv van introductie. Aangeven<text:s/>DiFlex ontwikkelt, getest op testdataset en kwam resultaat uit. 2 regels context. 3 regels materiaal methoden en daarna conclusie.<text:s/></text:p>
      <text:list text:style-name="LFO1" text:continue-numbering="true">
        <text:list-item>
          <text:p text:style-name="P6">Presentatie<text:s/></text:p>
        </text:list-item>
      </text:list>
      <text:list text:style-name="LFO2" text:continue-numbering="true">
        <text:list-item>
          <text:p text:style-name="P7">Plaatje opnemen in introductie<text:s/>en doel bespreken. Meta voldoende in plaatje? Duidelijk benoemen.<text:s/></text:p>
        </text:list-item>
        <text:list-item>
          <text:p text:style-name="P8">Headers aanpassen pipeline.<text:s/></text:p>
        </text:list-item>
        <text:list-item>
          <text:p text:style-name="P9">Workflow is prima en duidelijk, maar goed met muis aangeven.<text:s/></text:p>
        </text:list-item>
        <text:list-item>
          <text:p text:style-name="P10">Volgorde<text:s/>van resultaten aanpassen.<text:s/></text:p>
        </text:list-item>
        <text:list-item>
          <text:p text:style-name="P11">High lighten dat pipeline opgezet en getoetst aan de hand van kleine dataset.<text:s/></text:p>
        </text:list-item>
        <text:list-item>
          <text:p text:style-name="P12">Selectief zijn met resultaten, alleen resultaten van genen laten zien. Focussen op genen. Dia 14 kan je wel laten<text:s/>zien.<text:s/></text:p>
        </text:list-item>
        <text:list-item>
          <text:p text:style-name="P13">Outlook slide.<text:s/></text:p>
        </text:list-item>
        <text:list-item>
          <text:p text:style-name="P14">Resultaten presenteren in<text:s/>report. Html van snakemake laten zien.<text:s/></text:p>
        </text:list-item>
      </text:list>
      <text:p text:style-name="P15">Evelien is niet aanwezig. We kunnen de presentatie opnemen.</text:p>
      <text:list text:style-name="LFO1" text:continue-numbering="true">
        <text:list-item>
          <text:p text:style-name="P16">Planning volgende week</text:p>
        </text:list-item>
      </text:list>
      <text:p text:style-name="Lijstalinea">Presentatie en verslag afmaken<text:s/>voor vrijdag.<text:s/></text:p>
      <text:list text:style-name="LFO1" text:continue-numbering="true">
        <text:list-item>
          <text:p text:style-name="P17">Vragen?</text:p>
        </text:list-item>
      </text:list>
      <text:p text:style-name="Lijstalinea">Verzoek: korte evaluatieformulier invullen op Evelien haar begeleiding.<text:s/></text:p>
      <text:list text:style-name="LFO1" text:continue-numbering="true">
        <text:list-item>
          <text:p text:style-name="P18">Volgende vergadering</text:p>
        </text:list-item>
      </text:list>
      <text:p text:style-name="Lijstalinea">x</text:p>
      <text:list text:style-name="LFO1" text:continue-numbering="true">
        <text:list-item>
          <text:p text:style-name="P19">Afsluiting</text:p>
        </text:list-item>
      </text:list>
      <text:p text:style-name="Lijstalinea">10.57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Geenafstand" style:display-name="Geen afstand" style:family="paragraph" style:auto-update="true">
      <style:paragraph-properties style:vertical-align="baseline" fo:margin-bottom="0in" fo:line-height="100%"/>
      <style:text-properties style:font-name="Calibri" style:font-name-asian="Calibri" style:font-name-complex="Times New Roman" fo:hyphenate="false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atselaar, Noa van</meta:initial-creator>
    <dc:creator>Daatselaar, Noa van</dc:creator>
    <meta:creation-date>2022-01-18T09:00:00Z</meta:creation-date>
    <dc:date>2022-01-18T11:20:00Z</dc:date>
    <meta:template xlink:href="Normal.dotm" xlink:type="simple"/>
    <meta:editing-cycles>1</meta:editing-cycles>
    <meta:editing-duration>PT8400S</meta:editing-duration>
    <meta:document-statistic meta:page-count="2" meta:paragraph-count="6" meta:word-count="465" meta:character-count="3017" meta:row-count="21" meta:non-whitespace-character-count="2558"/>
  </office:meta>
</office:document-meta>
</file>